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01, 02, 03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8pt" style:font-size-asian="28pt" style:font-size-complex="28pt"/>
    </style:style>
    <style:style style:name="P2" style:parent-style-name="Normal" style:family="paragraph">
      <style:text-properties fo:font-weight="bold" style:font-weight-asian="bold" style:font-weight-complex="bold" fo:font-size="28pt" style:font-size-asian="28pt" style:font-size-complex="28pt"/>
    </style:style>
    <style:style style:name="P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" style:parent-style-name="Normal" style:family="paragraph">
      <style:paragraph-properties fo:margin-bottom="0in" style:line-height-at-least="0.1979in" fo:background-color="#1E1E1E"/>
    </style:style>
    <style:style style:name="T5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9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P10" style:parent-style-name="Normal" style:family="paragraph">
      <style:paragraph-properties fo:margin-bottom="0in" style:line-height-at-least="0.1979in" fo:background-color="#1E1E1E"/>
    </style:style>
    <style:style style:name="T11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1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1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1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19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P20" style:parent-style-name="Normal" style:family="paragraph">
      <style:paragraph-properties fo:margin-bottom="0in" style:line-height-at-least="0.1979in" fo:background-color="#1E1E1E"/>
    </style:style>
    <style:style style:name="T21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2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23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P24" style:parent-style-name="Normal" style:family="paragraph">
      <style:paragraph-properties fo:margin-bottom="0in" style:line-height-at-least="0.1979in" fo:background-color="#1E1E1E"/>
    </style:style>
    <style:style style:name="T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6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27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2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9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3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3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32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P33" style:parent-style-name="Normal" style:family="paragraph">
      <style:paragraph-properties fo:margin-bottom="0in" style:line-height-at-least="0.1979in" fo:background-color="#1E1E1E"/>
    </style:style>
    <style:style style:name="T3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35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3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3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4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42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4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45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P46" style:parent-style-name="Normal" style:family="paragraph">
      <style:paragraph-properties fo:margin-bottom="0in" style:line-height-at-least="0.1979in" fo:background-color="#1E1E1E"/>
    </style:style>
    <style:style style:name="T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48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4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5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51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5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5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5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55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5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5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58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P59" style:parent-style-name="Normal" style:family="paragraph">
      <style:paragraph-properties fo:margin-bottom="0in" style:line-height-at-least="0.1979in" fo:background-color="#1E1E1E"/>
    </style:style>
    <style:style style:name="T6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61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6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63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6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65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6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67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P68" style:parent-style-name="Normal" style:family="paragraph">
      <style:paragraph-properties fo:margin-bottom="0in" style:line-height-at-least="0.1979in" fo:background-color="#1E1E1E"/>
    </style:style>
    <style:style style:name="T69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70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71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P7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P73" style:parent-style-name="Normal" style:family="paragraph">
      <style:paragraph-properties fo:margin-bottom="0in" style:line-height-at-least="0.1979in" fo:background-color="#1E1E1E"/>
    </style:style>
    <style:style style:name="T74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7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76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P7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P78" style:parent-style-name="Normal" style:family="paragraph">
      <style:paragraph-properties fo:margin-bottom="0in" style:line-height-at-least="0.1979in" fo:background-color="#1E1E1E"/>
    </style:style>
    <style:style style:name="T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80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81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82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P83" style:parent-style-name="Normal" style:family="paragraph">
      <style:paragraph-properties fo:margin-bottom="0in" style:line-height-at-least="0.1979in" fo:background-color="#1E1E1E"/>
    </style:style>
    <style:style style:name="T8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8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8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87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8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89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pt" style:country-asian="BR"/>
    </style:style>
    <style:style style:name="T9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9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9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P93" style:parent-style-name="Normal" style:family="paragraph">
      <style:paragraph-properties fo:margin-bottom="0in" style:line-height-at-least="0.1979in" fo:background-color="#1E1E1E"/>
    </style:style>
    <style:style style:name="T9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95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9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97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pt" style:country-asian="BR"/>
    </style:style>
    <style:style style:name="T9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99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10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P10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P102" style:parent-style-name="Normal" style:family="paragraph">
      <style:paragraph-properties fo:margin-bottom="0in" style:line-height-at-least="0.1979in" fo:background-color="#1E1E1E"/>
    </style:style>
    <style:style style:name="T1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0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1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06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1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0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1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1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1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12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1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P11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P115" style:parent-style-name="Normal" style:family="paragraph">
      <style:paragraph-properties fo:margin-bottom="0in" style:line-height-at-least="0.1979in" fo:background-color="#1E1E1E"/>
    </style:style>
    <style:style style:name="T11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17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11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19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pt" style:country-asian="BR"/>
    </style:style>
    <style:style style:name="T12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21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12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23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12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25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12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P12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P128" style:parent-style-name="Normal" style:family="paragraph">
      <style:paragraph-properties fo:margin-bottom="0in" style:line-height-at-least="0.1979in" fo:background-color="#1E1E1E"/>
    </style:style>
    <style:style style:name="T1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3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1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3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pt" style:country-asian="BR"/>
    </style:style>
    <style:style style:name="T1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3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1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36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1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3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1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P14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P141" style:parent-style-name="Normal" style:family="paragraph">
      <style:paragraph-properties fo:margin-bottom="0in" style:line-height-at-least="0.1979in" fo:background-color="#1E1E1E"/>
    </style:style>
    <style:style style:name="T14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43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14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45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pt" style:country-asian="BR"/>
    </style:style>
    <style:style style:name="T14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4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14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49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15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P151" style:parent-style-name="Normal" style:family="paragraph">
      <style:paragraph-properties fo:margin-bottom="0in" style:line-height-at-least="0.1979in" fo:background-color="#1E1E1E"/>
    </style:style>
    <style:style style:name="T15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53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154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155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P15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P157" style:parent-style-name="Normal" style:family="paragraph">
      <style:paragraph-properties fo:margin-bottom="0in" style:line-height-at-least="0.1979in" fo:background-color="#1E1E1E"/>
    </style:style>
    <style:style style:name="T158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15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160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P161" style:parent-style-name="Normal" style:family="paragraph">
      <style:paragraph-properties fo:margin-bottom="0in" style:line-height-at-least="0.1979in" fo:background-color="#1E1E1E"/>
    </style:style>
    <style:style style:name="T162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163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164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P16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6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6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6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6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7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7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7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7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74" style:parent-style-name="Normal" style:family="paragraph">
      <style:paragraph-properties fo:margin-bottom="0in" style:line-height-at-least="0.1979in" fo:background-color="#1E1E1E"/>
    </style:style>
    <style:style style:name="T175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17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1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7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179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P180" style:parent-style-name="Normal" style:family="paragraph">
      <style:paragraph-properties fo:margin-bottom="0in" style:line-height-at-least="0.1979in" fo:background-color="#1E1E1E"/>
    </style:style>
    <style:style style:name="T181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18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1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8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1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8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18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18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189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P190" style:parent-style-name="Normal" style:family="paragraph">
      <style:paragraph-properties fo:margin-bottom="0in" style:line-height-at-least="0.1979in" fo:background-color="#1E1E1E"/>
    </style:style>
    <style:style style:name="T191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19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193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P194" style:parent-style-name="Normal" style:family="paragraph">
      <style:paragraph-properties fo:margin-bottom="0in" style:line-height-at-least="0.1979in" fo:background-color="#1E1E1E"/>
    </style:style>
    <style:style style:name="T1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96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197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19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99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20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0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202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P203" style:parent-style-name="Normal" style:family="paragraph">
      <style:paragraph-properties fo:margin-bottom="0in" style:line-height-at-least="0.1979in" fo:background-color="#1E1E1E"/>
    </style:style>
    <style:style style:name="T20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05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20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2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0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2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1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2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12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2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1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215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P216" style:parent-style-name="Normal" style:family="paragraph">
      <style:paragraph-properties fo:margin-bottom="0in" style:line-height-at-least="0.1979in" fo:background-color="#1E1E1E"/>
    </style:style>
    <style:style style:name="T2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18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21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22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21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22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2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22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25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22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2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228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P229" style:parent-style-name="Normal" style:family="paragraph">
      <style:paragraph-properties fo:margin-bottom="0in" style:line-height-at-least="0.1979in" fo:background-color="#1E1E1E"/>
    </style:style>
    <style:style style:name="T23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31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23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233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23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35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23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237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P238" style:parent-style-name="Normal" style:family="paragraph">
      <style:paragraph-properties fo:margin-bottom="0in" style:line-height-at-least="0.1979in" fo:background-color="#1E1E1E"/>
    </style:style>
    <style:style style:name="T239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240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241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P24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P243" style:parent-style-name="Normal" style:family="paragraph">
      <style:paragraph-properties fo:margin-bottom="0in" style:line-height-at-least="0.1979in" fo:background-color="#1E1E1E"/>
    </style:style>
    <style:style style:name="T244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24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246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P24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P248" style:parent-style-name="Normal" style:family="paragraph">
      <style:paragraph-properties fo:margin-bottom="0in" style:line-height-at-least="0.1979in" fo:background-color="#1E1E1E"/>
    </style:style>
    <style:style style:name="T2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50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251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252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P25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P254" style:parent-style-name="Normal" style:family="paragraph">
      <style:paragraph-properties fo:margin-bottom="0in" style:line-height-at-least="0.1979in" fo:background-color="#1E1E1E"/>
    </style:style>
    <style:style style:name="T2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5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2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5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2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6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pt" style:country-asian="BR"/>
    </style:style>
    <style:style style:name="T2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6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2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P26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P265" style:parent-style-name="Normal" style:family="paragraph">
      <style:paragraph-properties fo:margin-bottom="0in" style:line-height-at-least="0.1979in" fo:background-color="#1E1E1E"/>
    </style:style>
    <style:style style:name="T26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67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pt" style:country-asian="BR"/>
    </style:style>
    <style:style style:name="T26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69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27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7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27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73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27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7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27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77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27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7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28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81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28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8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28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85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28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8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28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89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29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9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29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93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29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9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29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97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29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9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30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301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30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30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30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305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30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30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30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P309" style:parent-style-name="Normal" style:family="paragraph">
      <style:paragraph-properties fo:margin-bottom="0in" style:line-height-at-least="0.1979in" fo:background-color="#1E1E1E"/>
    </style:style>
    <style:style style:name="T31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311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31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313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pt" style:country-asian="BR"/>
    </style:style>
    <style:style style:name="T31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31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31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P31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P318" style:parent-style-name="Normal" style:family="paragraph">
      <style:paragraph-properties fo:margin-bottom="0in" style:line-height-at-least="0.1979in" fo:background-color="#1E1E1E"/>
    </style:style>
    <style:style style:name="T3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320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pt" style:country-asian="BR"/>
    </style:style>
    <style:style style:name="T3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P322" style:parent-style-name="Normal" style:family="paragraph">
      <style:paragraph-properties fo:margin-bottom="0in" style:line-height-at-least="0.1979in" fo:background-color="#1E1E1E"/>
    </style:style>
    <style:style style:name="T3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32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3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32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pt" style:country-asian="BR"/>
    </style:style>
    <style:style style:name="T3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32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3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P33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P331" style:parent-style-name="Normal" style:family="paragraph">
      <style:paragraph-properties fo:margin-bottom="0in" style:line-height-at-least="0.1979in" fo:background-color="#1E1E1E"/>
    </style:style>
    <style:style style:name="T33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333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334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335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P33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P337" style:parent-style-name="Normal" style:family="paragraph">
      <style:paragraph-properties fo:margin-bottom="0in" style:line-height-at-least="0.1979in" fo:background-color="#1E1E1E"/>
    </style:style>
    <style:style style:name="T338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33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340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P341" style:parent-style-name="Normal" style:family="paragraph">
      <style:paragraph-properties fo:margin-bottom="0in" style:line-height-at-least="0.1979in" fo:background-color="#1E1E1E"/>
    </style:style>
    <style:style style:name="T342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343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344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P34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ext:p text:style-name="P1">Atividades JavaScript<text:s/></text:p>
      <text:p text:style-name="P2"/>
      <text:p text:style-name="P3">01)</text:p>
      <text:p text:style-name="P4"><text:span text:style-name="T5">!</text:span><text:span text:style-name="T6">DOCTYPE</text:span><text:span text:style-name="T7"><text:s/></text:span><text:span text:style-name="T8">html</text:span><text:span text:style-name="T9">&gt;</text:span></text:p>
      <text:p text:style-name="P10"><text:span text:style-name="T11">&lt;</text:span><text:span text:style-name="T12">html</text:span><text:span text:style-name="T13"><text:s/></text:span><text:span text:style-name="T14">lang</text:span><text:span text:style-name="T15">=</text:span><text:span text:style-name="T16">"</text:span><text:span text:style-name="T17">pt</text:span><text:span text:style-name="T18">"</text:span><text:span text:style-name="T19">&gt;</text:span></text:p>
      <text:p text:style-name="P20"><text:span text:style-name="T21">&lt;</text:span><text:span text:style-name="T22">head</text:span><text:span text:style-name="T23">&gt;</text:span></text:p>
      <text:p text:style-name="P24"><text:span text:style-name="T25">   <text:s/></text:span><text:span text:style-name="T26">&lt;</text:span><text:span text:style-name="T27">meta</text:span><text:span text:style-name="T28"><text:s/></text:span><text:span text:style-name="T29">charset</text:span><text:span text:style-name="T30">=</text:span><text:span text:style-name="T31">"UTF-8"</text:span><text:span text:style-name="T32">&gt;</text:span></text:p>
      <text:p text:style-name="P33"><text:span text:style-name="T34">   <text:s/></text:span><text:span text:style-name="T35">&lt;</text:span><text:span text:style-name="T36">meta</text:span><text:span text:style-name="T37"><text:s/></text:span><text:span text:style-name="T38">http-equiv</text:span><text:span text:style-name="T39">=</text:span><text:span text:style-name="T40">"X-UA-Compatible"</text:span><text:span text:style-name="T41"><text:s/></text:span><text:span text:style-name="T42">content</text:span><text:span text:style-name="T43">=</text:span><text:span text:style-name="T44">"IE=edge"</text:span><text:span text:style-name="T45">&gt;</text:span></text:p>
      <text:p text:style-name="P46"><text:span text:style-name="T47">   <text:s/></text:span><text:span text:style-name="T48">&lt;</text:span><text:span text:style-name="T49">meta</text:span><text:span text:style-name="T50"><text:s/></text:span><text:span text:style-name="T51">name</text:span><text:span text:style-name="T52">=</text:span><text:span text:style-name="T53">"viewport"</text:span><text:span text:style-name="T54"><text:s/></text:span><text:span text:style-name="T55">content</text:span><text:span text:style-name="T56">=</text:span><text:span text:style-name="T57">"width=device-width, initial-scale=1.0"</text:span><text:span text:style-name="T58">&gt;</text:span></text:p>
      <text:p text:style-name="P59"><text:span text:style-name="T60">   <text:s/></text:span><text:span text:style-name="T61">&lt;</text:span><text:span text:style-name="T62">title</text:span><text:span text:style-name="T63">&gt;</text:span><text:span text:style-name="T64">Círculo</text:span><text:span text:style-name="T65">&lt;/</text:span><text:span text:style-name="T66">title</text:span><text:span text:style-name="T67">&gt;</text:span></text:p>
      <text:p text:style-name="P68"><text:span text:style-name="T69">&lt;/</text:span><text:span text:style-name="T70">head</text:span><text:span text:style-name="T71">&gt;</text:span></text:p>
      <text:p text:style-name="P72"/>
      <text:p text:style-name="P73"><text:span text:style-name="T74">&lt;</text:span><text:span text:style-name="T75">body</text:span><text:span text:style-name="T76">&gt;</text:span></text:p>
      <text:p text:style-name="P77"/>
      <text:p text:style-name="P78"><text:span text:style-name="T79">   <text:s/></text:span><text:span text:style-name="T80">&lt;</text:span><text:span text:style-name="T81">script</text:span><text:span text:style-name="T82">&gt;</text:span></text:p>
      <text:p text:style-name="P83"><text:span text:style-name="T84">       <text:s/></text:span><text:span text:style-name="T85">var</text:span><text:span text:style-name="T86"><text:s/></text:span><text:span text:style-name="T87">raio</text:span><text:span text:style-name="T88"><text:s/>=<text:s/></text:span><text:span text:style-name="T89">prompt</text:span><text:span text:style-name="T90"><text:s/>(</text:span><text:span text:style-name="T91">'Digite o raio:'</text:span><text:span text:style-name="T92">)</text:span></text:p>
      <text:p text:style-name="P93"><text:span text:style-name="T94">       <text:s/></text:span><text:span text:style-name="T95">raio</text:span><text:span text:style-name="T96"><text:s/>=<text:s/></text:span><text:span text:style-name="T97">parseFloat</text:span><text:span text:style-name="T98"><text:s/>(</text:span><text:span text:style-name="T99">raio</text:span><text:span text:style-name="T100">)</text:span></text:p>
      <text:p text:style-name="P101"/>
      <text:p text:style-name="P102"><text:span text:style-name="T103">       <text:s/></text:span><text:span text:style-name="T104">area</text:span><text:span text:style-name="T105"><text:s/>= (</text:span><text:span text:style-name="T106">raio</text:span><text:span text:style-name="T107">*</text:span><text:span text:style-name="T108">raio</text:span><text:span text:style-name="T109">*</text:span><text:span text:style-name="T110">Math</text:span><text:span text:style-name="T111">.</text:span><text:span text:style-name="T112">PI</text:span><text:span text:style-name="T113">)</text:span></text:p>
      <text:p text:style-name="P114"/>
      <text:soft-page-break/>
      <text:p text:style-name="P115"><text:span text:style-name="T116">       <text:s/></text:span><text:span text:style-name="T117">perimetro</text:span><text:span text:style-name="T118"><text:s/>= (</text:span><text:span text:style-name="T119">2</text:span><text:span text:style-name="T120">*</text:span><text:span text:style-name="T121">raio</text:span><text:span text:style-name="T122">*</text:span><text:span text:style-name="T123">Math</text:span><text:span text:style-name="T124">.</text:span><text:span text:style-name="T125">PI</text:span><text:span text:style-name="T126">)</text:span></text:p>
      <text:p text:style-name="P127"/>
      <text:p text:style-name="P128"><text:span text:style-name="T129">       <text:s/></text:span><text:span text:style-name="T130">document</text:span><text:span text:style-name="T131">.</text:span><text:span text:style-name="T132">write</text:span><text:span text:style-name="T133"><text:s/>(</text:span><text:span text:style-name="T134">'A área do círculo é:'</text:span><text:span text:style-name="T135"><text:s/>+<text:s/></text:span><text:span text:style-name="T136">area</text:span><text:span text:style-name="T137">,<text:s/></text:span><text:span text:style-name="T138">"&lt;br&gt;"</text:span><text:span text:style-name="T139">)<text:s/></text:span></text:p>
      <text:p text:style-name="P140"/>
      <text:p text:style-name="P141"><text:span text:style-name="T142">       <text:s/></text:span><text:span text:style-name="T143">document</text:span><text:span text:style-name="T144">.</text:span><text:span text:style-name="T145">write</text:span><text:span text:style-name="T146"><text:s/>(</text:span><text:span text:style-name="T147">'O perímetro deste círculo é'</text:span><text:span text:style-name="T148"><text:s/>+<text:s/></text:span><text:span text:style-name="T149">perimetro</text:span><text:span text:style-name="T150">)</text:span></text:p>
      <text:p text:style-name="P151"><text:span text:style-name="T152">   <text:s/></text:span><text:span text:style-name="T153">&lt;/</text:span><text:span text:style-name="T154">script</text:span><text:span text:style-name="T155">&gt;</text:span></text:p>
      <text:p text:style-name="P156">   <text:s/></text:p>
      <text:p text:style-name="P157"><text:span text:style-name="T158">&lt;/</text:span><text:span text:style-name="T159">body</text:span><text:span text:style-name="T160">&gt;</text:span></text:p>
      <text:p text:style-name="P161"><text:span text:style-name="T162">&lt;/</text:span><text:span text:style-name="T163">html</text:span><text:span text:style-name="T164">&gt;</text:span></text:p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>02)<text:s/></text:p>
      <text:p text:style-name="P174"><text:span text:style-name="T175">&lt;!</text:span><text:span text:style-name="T176">DOCTYPE</text:span><text:span text:style-name="T177"><text:s/></text:span><text:span text:style-name="T178">html</text:span><text:span text:style-name="T179">&gt;</text:span></text:p>
      <text:soft-page-break/>
      <text:p text:style-name="P180"><text:span text:style-name="T181">&lt;</text:span><text:span text:style-name="T182">html</text:span><text:span text:style-name="T183"><text:s/></text:span><text:span text:style-name="T184">lang</text:span><text:span text:style-name="T185">=</text:span><text:span text:style-name="T186">"</text:span><text:span text:style-name="T187">pt</text:span><text:span text:style-name="T188">"</text:span><text:span text:style-name="T189">&gt;</text:span></text:p>
      <text:p text:style-name="P190"><text:span text:style-name="T191">&lt;</text:span><text:span text:style-name="T192">head</text:span><text:span text:style-name="T193">&gt;</text:span></text:p>
      <text:p text:style-name="P194"><text:span text:style-name="T195">   <text:s/></text:span><text:span text:style-name="T196">&lt;</text:span><text:span text:style-name="T197">meta</text:span><text:span text:style-name="T198"><text:s/></text:span><text:span text:style-name="T199">charset</text:span><text:span text:style-name="T200">=</text:span><text:span text:style-name="T201">"UTF-8"</text:span><text:span text:style-name="T202">&gt;</text:span></text:p>
      <text:p text:style-name="P203"><text:span text:style-name="T204">   <text:s/></text:span><text:span text:style-name="T205">&lt;</text:span><text:span text:style-name="T206">meta</text:span><text:span text:style-name="T207"><text:s/></text:span><text:span text:style-name="T208">http-equiv</text:span><text:span text:style-name="T209">=</text:span><text:span text:style-name="T210">"X-UA-Compatible"</text:span><text:span text:style-name="T211"><text:s/></text:span><text:span text:style-name="T212">content</text:span><text:span text:style-name="T213">=</text:span><text:span text:style-name="T214">"IE=edge"</text:span><text:span text:style-name="T215">&gt;</text:span></text:p>
      <text:p text:style-name="P216"><text:span text:style-name="T217">   <text:s/></text:span><text:span text:style-name="T218">&lt;</text:span><text:span text:style-name="T219">meta</text:span><text:span text:style-name="T220"><text:s/></text:span><text:span text:style-name="T221">name</text:span><text:span text:style-name="T222">=</text:span><text:span text:style-name="T223">"viewport"</text:span><text:span text:style-name="T224"><text:s/></text:span><text:span text:style-name="T225">content</text:span><text:span text:style-name="T226">=</text:span><text:span text:style-name="T227">"width=device-width, initial-scale=1.0"</text:span><text:span text:style-name="T228">&gt;</text:span></text:p>
      <text:p text:style-name="P229"><text:span text:style-name="T230">   <text:s/></text:span><text:span text:style-name="T231">&lt;</text:span><text:span text:style-name="T232">title</text:span><text:span text:style-name="T233">&gt;</text:span><text:span text:style-name="T234">Letra</text:span><text:span text:style-name="T235">&lt;/</text:span><text:span text:style-name="T236">title</text:span><text:span text:style-name="T237">&gt;</text:span></text:p>
      <text:p text:style-name="P238"><text:span text:style-name="T239">&lt;/</text:span><text:span text:style-name="T240">head</text:span><text:span text:style-name="T241">&gt;</text:span></text:p>
      <text:p text:style-name="P242"/>
      <text:p text:style-name="P243"><text:span text:style-name="T244">&lt;</text:span><text:span text:style-name="T245">body</text:span><text:span text:style-name="T246">&gt;</text:span></text:p>
      <text:p text:style-name="P247"/>
      <text:p text:style-name="P248"><text:span text:style-name="T249"> <text:s/></text:span><text:span text:style-name="T250">&lt;</text:span><text:span text:style-name="T251">script</text:span><text:span text:style-name="T252">&gt;</text:span></text:p>
      <text:p text:style-name="P253"/>
      <text:p text:style-name="P254"><text:span text:style-name="T255">   <text:s/></text:span><text:span text:style-name="T256">var</text:span><text:span text:style-name="T257"><text:s/></text:span><text:span text:style-name="T258">letra</text:span><text:span text:style-name="T259"><text:s/>=<text:s/></text:span><text:span text:style-name="T260">prompt</text:span><text:span text:style-name="T261"><text:s/>(</text:span><text:span text:style-name="T262">'Digite uma letra do alfabeto:'</text:span><text:span text:style-name="T263">)</text:span></text:p>
      <text:p text:style-name="P264"> </text:p>
      <text:p text:style-name="P265"><text:span text:style-name="T266">   <text:s/></text:span><text:span text:style-name="T267">if</text:span><text:span text:style-name="T268"><text:s/>(</text:span><text:span text:style-name="T269">letra</text:span><text:span text:style-name="T270">==<text:s/></text:span><text:span text:style-name="T271">"A"</text:span><text:span text:style-name="T272"><text:s/>||<text:s/></text:span><text:span text:style-name="T273">letra</text:span><text:span text:style-name="T274">==<text:s/></text:span><text:span text:style-name="T275">"E"</text:span><text:span text:style-name="T276"><text:s/>||<text:s/></text:span><text:span text:style-name="T277">letra</text:span><text:span text:style-name="T278">==<text:s/></text:span><text:span text:style-name="T279">"I"</text:span><text:span text:style-name="T280"><text:s/>||<text:s/></text:span><text:span text:style-name="T281">letra</text:span><text:span text:style-name="T282">==<text:s/></text:span><text:span text:style-name="T283">"O"</text:span><text:span text:style-name="T284"><text:s/>||<text:s/></text:span><text:span text:style-name="T285">letra</text:span><text:span text:style-name="T286">==<text:s/></text:span><text:span text:style-name="T287">"U"</text:span><text:span text:style-name="T288"><text:s/>||<text:s/></text:span><text:span text:style-name="T289">letra</text:span><text:span text:style-name="T290">==<text:s/></text:span><text:span text:style-name="T291">"a"</text:span><text:span text:style-name="T292"><text:s/>||<text:s/></text:span><text:span text:style-name="T293">letra</text:span><text:span text:style-name="T294">==<text:s/></text:span><text:span text:style-name="T295">"e"</text:span><text:span text:style-name="T296"><text:s/>||<text:s/></text:span><text:span text:style-name="T297">letra</text:span><text:span text:style-name="T298">==<text:s/></text:span><text:span text:style-name="T299">"i"</text:span><text:span text:style-name="T300"><text:s/>||<text:s/></text:span><text:span text:style-name="T301">letra</text:span><text:span text:style-name="T302">==<text:s/></text:span><text:span text:style-name="T303">"o"</text:span><text:span text:style-name="T304"><text:s/>||<text:s/></text:span><text:span text:style-name="T305">letra</text:span><text:span text:style-name="T306">==<text:s/></text:span><text:span text:style-name="T307">"u"</text:span><text:span text:style-name="T308">) {</text:span></text:p>
      <text:p text:style-name="P309"><text:span text:style-name="T310">     <text:s/></text:span><text:span text:style-name="T311">document</text:span><text:span text:style-name="T312">.</text:span><text:span text:style-name="T313">write</text:span><text:span text:style-name="T314"><text:s/>(</text:span><text:span text:style-name="T315">'Esta letra é uma VOGAL'</text:span><text:span text:style-name="T316">)</text:span></text:p>
      <text:p text:style-name="P317">    }</text:p>
      <text:p text:style-name="P318"><text:span text:style-name="T319">   <text:s/></text:span><text:span text:style-name="T320">else</text:span><text:span text:style-name="T321"><text:s/>{</text:span></text:p>
      <text:p text:style-name="P322"><text:span text:style-name="T323">     <text:s/></text:span><text:span text:style-name="T324">document</text:span><text:span text:style-name="T325">.</text:span><text:span text:style-name="T326">write</text:span><text:span text:style-name="T327"><text:s/>(</text:span><text:span text:style-name="T328">'Esta letra é uma CONSOANTE'</text:span><text:span text:style-name="T329">)</text:span></text:p>
      <text:p text:style-name="P330">    }</text:p>
      <text:p text:style-name="P331"><text:span text:style-name="T332"> <text:s/></text:span><text:span text:style-name="T333">&lt;/</text:span><text:span text:style-name="T334">script</text:span><text:span text:style-name="T335">&gt;</text:span></text:p>
      <text:p text:style-name="P336"/>
      <text:p text:style-name="P337"><text:span text:style-name="T338">&lt;/</text:span><text:span text:style-name="T339">body</text:span><text:span text:style-name="T340">&gt;</text:span></text:p>
      <text:p text:style-name="P341"><text:span text:style-name="T342">&lt;/</text:span><text:span text:style-name="T343">html</text:span><text:span text:style-name="T344">&gt;</text:span></text:p>
      <text:p text:style-name="P3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01, 02, 03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anessa Oliveira</meta:initial-creator>
    <dc:creator>word</dc:creator>
    <meta:creation-date>2022-08-23T01:54:00Z</meta:creation-date>
    <dc:date>2022-08-23T01:54:00Z</dc:date>
    <meta:template xlink:href="Normal" xlink:type="simple"/>
    <meta:editing-cycles>2</meta:editing-cycles>
    <meta:editing-duration>PT0S</meta:editing-duration>
    <meta:document-statistic meta:page-count="3" meta:paragraph-count="2" meta:word-count="185" meta:character-count="1239" meta:row-count="8" meta:non-whitespace-character-count="1056"/>
  </office:meta>
</office:document-meta>
</file>